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, Lucidasans"/>
    <style:font-face style:name="Tahoma3" svg:font-family="Tahoma, Lucidasans, 'Lucida Sans', 'Arial Unicode MS'"/>
    <style:font-face style:name="Arial" svg:font-family="Arial" style:font-pitch="variable"/>
    <style:font-face style:name="Bitstream Vera Sans" svg:font-family="'Bitstream Vera Sans'" style:font-pitch="variable"/>
    <style:font-face style:name="Tahoma2" svg:font-family="Tahoma, Lucidasans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9.075cm" fo:margin-left="0.048cm" fo:margin-right="0.349cm" fo:margin-top="0cm" fo:margin-bottom="0cm" fo:break-before="page" table:align="margins" fo:background-color="transparent" style:shadow="none" style:writing-mode="lr-tb" table:border-model="separating">
        <style:background-image/>
      </style:table-properties>
    </style:style>
    <style:style style:name="Tabelle1.A" style:family="table-column">
      <style:table-column-properties style:column-width="0.995cm" style:rel-column-width="7181*"/>
    </style:style>
    <style:style style:name="Tabelle1.B" style:family="table-column">
      <style:table-column-properties style:column-width="2.023cm" style:rel-column-width="14604*"/>
    </style:style>
    <style:style style:name="Tabelle1.C" style:family="table-column">
      <style:table-column-properties style:column-width="3.025cm" style:rel-column-width="21849*"/>
    </style:style>
    <style:style style:name="Tabelle1.D" style:family="table-column">
      <style:table-column-properties style:column-width="3.032cm" style:rel-column-width="21901*"/>
    </style:style>
    <style:style style:name="Tabelle1.1" style:family="table-row">
      <style:table-row-properties style:keep-together="false" fo:keep-together="always"/>
    </style:style>
    <style:style style:name="Tabelle1.A1" style:family="table-cell">
      <style:table-cell-properties style:vertical-align="top" fo:background-color="#ffffff" fo:padding="0.15cm" fo:border="0.002cm solid #000000">
        <style:background-image/>
      </style:table-cell-properties>
    </style:style>
    <style:style style:name="Tabelle1.A2" style:family="table-cell">
      <style:table-cell-properties style:vertical-align="top" fo:background-color="#ffffff" fo:padding="0.049cm" fo:border-left="none" fo:border-right="none" fo:border-top="none" fo:border-bottom="0.018cm solid #000000">
        <style:background-image/>
      </style:table-cell-properties>
    </style:style>
    <style:style style:name="Tabelle1.A3" style:family="table-cell">
      <style:table-cell-properties style:vertical-align="top" fo:background-color="#ffcc99" fo:padding="0.049cm" fo:border-left="none" fo:border-right="none" fo:border-top="none" fo:border-bottom="0.018cm solid #000000">
        <style:background-image/>
      </style:table-cell-properties>
    </style:style>
    <style:style style:name="Tabelle1.C3" style:family="table-cell">
      <style:table-cell-properties style:vertical-align="top" fo:background-color="#ffffcc" fo:padding="0.049cm" fo:border-left="none" fo:border-right="none" fo:border-top="none" fo:border-bottom="0.018cm solid #000000">
        <style:background-image/>
      </style:table-cell-properties>
    </style:style>
    <style:style style:name="Tabelle1.D3" style:family="table-cell">
      <style:table-cell-properties style:vertical-align="top" fo:background-color="#ccffff" fo:padding="0.049cm" fo:border-left="none" fo:border-right="none" fo:border-top="none" fo:border-bottom="0.018cm solid #000000">
        <style:background-image/>
      </style:table-cell-properties>
    </style:style>
    <style:style style:name="Tabelle1.A5" style:family="table-cell">
      <style:table-cell-properties style:vertical-align="top" fo:background-color="#ffcc99" fo:padding-left="0.049cm" fo:padding-right="0.049cm" fo:padding-top="0.349cm" fo:padding-bottom="0.049cm" fo:border-left="none" fo:border-right="none" fo:border-top="none" fo:border-bottom="0.018cm solid #000000">
        <style:background-image/>
      </style:table-cell-properties>
    </style:style>
    <style:style style:name="Tabelle1.A6" style:family="table-cell">
      <style:table-cell-properties style:vertical-align="top" fo:background-color="#ffcc99" fo:padding="0.049cm" fo:border="none">
        <style:background-image/>
      </style:table-cell-properties>
    </style:style>
    <style:style style:name="Tabelle1.A19" style:family="table-cell">
      <style:table-cell-properties style:vertical-align="top" fo:background-color="#ffffcc" fo:padding-left="0.049cm" fo:padding-right="0.049cm" fo:padding-top="0.349cm" fo:padding-bottom="0.049cm" fo:border-left="none" fo:border-right="none" fo:border-top="none" fo:border-bottom="0.018cm solid #000000">
        <style:background-image/>
      </style:table-cell-properties>
    </style:style>
    <style:style style:name="Tabelle1.A20" style:family="table-cell">
      <style:table-cell-properties style:vertical-align="top" fo:background-color="#ffffcc" fo:padding="0.049cm" fo:border="none">
        <style:background-image/>
      </style:table-cell-properties>
    </style:style>
    <style:style style:name="Tabelle1.B21" style:family="table-cell">
      <style:table-cell-properties style:vertical-align="top" fo:background-color="#ffffcc" fo:padding="0.049cm" fo:border-left="none" fo:border-right="none" fo:border-top="none" fo:border-bottom="0.018cm solid #b3b3b3">
        <style:background-image/>
      </style:table-cell-properties>
    </style:style>
    <style:style style:name="Tabelle1.A29" style:family="table-cell">
      <style:table-cell-properties style:vertical-align="top" fo:background-color="#ccffff" fo:padding-left="0.049cm" fo:padding-right="0.049cm" fo:padding-top="0.349cm" fo:padding-bottom="0.049cm" fo:border-left="none" fo:border-right="none" fo:border-top="none" fo:border-bottom="0.018cm solid #000000">
        <style:background-image/>
      </style:table-cell-properties>
    </style:style>
    <style:style style:name="Tabelle1.A30" style:family="table-cell">
      <style:table-cell-properties style:vertical-align="top" fo:background-color="#ccffff" fo:padding="0.049cm" fo:border="none">
        <style:background-image/>
      </style:table-cell-properties>
    </style:style>
    <style:style style:name="Tabelle1.A36" style:family="table-cell">
      <style:table-cell-properties style:vertical-align="top" fo:padding-left="0.049cm" fo:padding-right="0.049cm" fo:padding-top="0.349cm" fo:padding-bottom="0.049cm" fo:border-left="none" fo:border-right="none" fo:border-top="none" fo:border-bottom="0.018cm solid #000000"/>
    </style:style>
    <style:style style:name="Tabelle1.A37" style:family="table-cell">
      <style:table-cell-properties style:vertical-align="top" fo:background-color="transparent" fo:padding="0.049cm" fo:border="none">
        <style:background-image/>
      </style:table-cell-properties>
    </style:style>
    <style:style style:name="Tabelle1.B37" style:family="table-cell">
      <style:table-cell-properties style:vertical-align="top" fo:padding="0.049cm" fo:border="none"/>
    </style:style>
    <style:style style:name="Tabelle1.38" style:family="table-row">
      <style:table-row-properties style:min-row-height="0.279cm" style:keep-together="false" fo:keep-together="always"/>
    </style:style>
    <style:style style:name="Tabelle1.B41" style:family="table-cell">
      <style:table-cell-properties style:vertical-align="top" fo:padding="0.049cm" fo:border-left="none" fo:border-right="none" fo:border-top="none" fo:border-bottom="0.018cm solid #b3b3b3"/>
    </style:style>
    <style:style style:name="Tabelle1.A56" style:family="table-cell">
      <style:table-cell-properties style:vertical-align="top" fo:background-color="transparent" fo:padding-left="0.049cm" fo:padding-right="0.049cm" fo:padding-top="0.349cm" fo:padding-bottom="0.049cm" fo:border-left="none" fo:border-right="none" fo:border-top="none" fo:border-bottom="0.018cm solid #000000">
        <style:background-image/>
      </style:table-cell-properties>
    </style:style>
    <style:style style:name="Tabelle1.A81" style:family="table-cell">
      <style:table-cell-properties style:vertical-align="top" fo:background-color="#cccccc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elle1.B81" style:family="table-cell">
      <style:table-cell-properties style:vertical-align="top" fo:background-color="#cccccc" fo:padding="0.049cm" fo:border-left="none" fo:border-right="0.018cm solid #000000" fo:border-top="0.018cm solid #000000" fo:border-bottom="0.018cm solid #000000">
        <style:background-image/>
      </style:table-cell-properties>
    </style:style>
    <style:style style:name="Tabelle1.A82" style:family="table-cell">
      <style:table-cell-properties style:vertical-align="top" fo:padding-left="0.049cm" fo:padding-right="0.049cm" fo:padding-top="0.349cm" fo:padding-bottom="0.049cm" fo:border="none"/>
    </style:style>
    <style:style style:name="Tabelle1.A84" style:family="table-cell">
      <style:table-cell-properties style:vertical-align="top" fo:background-color="transparent" fo:padding="0.049cm" fo:border-left="none" fo:border-right="none" fo:border-top="none" fo:border-bottom="0.018cm solid #000000">
        <style:background-image/>
      </style:table-cell-properties>
    </style:style>
    <style:style style:name="Tabelle1.A86" style:family="table-cell">
      <style:table-cell-properties style:vertical-align="top" fo:background-color="#ffffff" fo:padding-left="0.049cm" fo:padding-right="0.049cm" fo:padding-top="0.349cm" fo:padding-bottom="0.049cm" fo:border-left="none" fo:border-right="none" fo:border-top="none" fo:border-bottom="0.018cm solid #000000">
        <style:background-image/>
      </style:table-cell-properties>
    </style:style>
    <style:style style:name="Tabelle1.A87" style:family="table-cell">
      <style:table-cell-properties style:vertical-align="top" fo:background-color="#ffffff" fo:padding="0.049cm" fo:border="none">
        <style:background-image/>
      </style:table-cell-properties>
    </style:style>
    <style:style style:name="Tabelle1.A93" style:family="table-cell">
      <style:table-cell-properties style:vertical-align="top" fo:background-color="#ffffff" fo:padding-left="0.049cm" fo:padding-right="0.049cm" fo:padding-top="0.25cm" fo:padding-bottom="0.049cm" fo:border-left="none" fo:border-right="none" fo:border-top="none" fo:border-bottom="0.018cm solid #000000">
        <style:background-image/>
      </style:table-cell-properties>
    </style:style>
    <style:style style:name="Tabelle1.B110" style:family="table-cell">
      <style:table-cell-properties style:vertical-align="top" fo:background-color="#ffffff" fo:padding="0.049cm" fo:border-left="none" fo:border-right="none" fo:border-top="none" fo:border-bottom="0.018cm solid #b3b3b3">
        <style:background-image/>
      </style:table-cell-properties>
    </style:style>
    <style:style style:name="Tabelle1.A130" style:family="table-cell">
      <style:table-cell-properties style:vertical-align="top" fo:background-color="#ffffff" fo:padding-left="0.049cm" fo:padding-right="0.049cm" fo:padding-top="0.349cm" fo:padding-bottom="0.049cm" fo:border="0.018cm solid #000000">
        <style:background-image/>
      </style:table-cell-properties>
    </style:style>
    <style:style style:name="Tabelle1.A131" style:family="table-cell">
      <style:table-cell-properties style:vertical-align="top" fo:background-color="#ffffff" fo:padding="0.049cm" fo:border-left="0.018cm solid #000000" fo:border-right="none" fo:border-top="none" fo:border-bottom="none">
        <style:background-image/>
      </style:table-cell-properties>
    </style:style>
    <style:style style:name="Tabelle1.B131" style:family="table-cell">
      <style:table-cell-properties style:vertical-align="top" fo:background-color="#ffffff" fo:padding="0.049cm" fo:border-left="none" fo:border-right="0.018cm solid #000000" fo:border-top="none" fo:border-bottom="none">
        <style:background-image/>
      </style:table-cell-properties>
    </style:style>
    <style:style style:name="Tabelle1.A136" style:family="table-cell">
      <style:table-cell-properties style:vertical-align="top" fo:background-color="#ffffff" fo:padding-left="0.049cm" fo:padding-right="0.049cm" fo:padding-top="0.349cm" fo:padding-bottom="0.049cm" fo:border-left="0.018cm solid #000000" fo:border-right="0.018cm solid #000000" fo:border-top="none" fo:border-bottom="0.018cm solid #000000">
        <style:background-image/>
      </style:table-cell-properties>
    </style:style>
    <style:style style:name="Tabelle1.A141" style:family="table-cell">
      <style:table-cell-properties style:vertical-align="top" fo:background-color="#ffffff" fo:padding="0.049cm" fo:border-left="0.018cm solid #000000" fo:border-right="none" fo:border-top="none" fo:border-bottom="0.018cm solid #000000">
        <style:background-image/>
      </style:table-cell-properties>
    </style:style>
    <style:style style:name="Tabelle1.B141" style:family="table-cell">
      <style:table-cell-properties style:vertical-align="top" fo:background-color="#ffffff" fo:padding="0.049cm" fo:border-left="none" fo:border-right="0.018cm solid #000000" fo:border-top="none" fo:border-bottom="0.018cm solid #000000">
        <style:background-image/>
      </style:table-cell-properties>
    </style:style>
    <style:style style:name="Tabelle1.A171" style:family="table-cell">
      <style:table-cell-properties style:vertical-align="top" fo:background-color="#ffffcc" fo:padding-left="0.049cm" fo:padding-right="0.049cm" fo:padding-top="0.25cm" fo:padding-bottom="0.049cm" fo:border-left="none" fo:border-right="none" fo:border-top="none" fo:border-bottom="0.018cm solid #000000">
        <style:background-image/>
      </style:table-cell-properties>
    </style:style>
    <style:style style:name="P1" style:family="paragraph" style:parent-style-name="Section">
      <style:paragraph-properties fo:padding="0cm" fo:border="none" style:shadow="none"/>
    </style:style>
    <style:style style:name="P2" style:family="paragraph" style:parent-style-name="Section">
      <style:paragraph-properties fo:padding="0cm" fo:border="none" style:shadow="none"/>
      <style:text-properties style:font-name="Bitstream Vera Sans"/>
    </style:style>
    <style:style style:name="P3" style:family="paragraph" style:parent-style-name="Standard">
      <style:paragraph-properties fo:margin-left="0.4cm" fo:margin-right="0cm" fo:text-indent="-0.4cm" style:auto-text-indent="false">
        <style:tab-stops/>
      </style:paragraph-properties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.4cm" fo:margin-right="0cm" fo:text-align="start" style:justify-single-word="false" fo:text-indent="-0.4cm" style:auto-text-indent="false">
        <style:tab-stops/>
      </style:paragraph-properties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0.4cm" fo:margin-right="0cm" fo:text-indent="-0.4cm" style:auto-text-indent="false">
        <style:tab-stops/>
      </style:paragraph-properties>
      <style:text-properties style:font-name="Bitstream Vera Sans" fo:font-size="8pt" style:font-size-asian="8pt" style:font-size-complex="8pt"/>
    </style:style>
    <style:style style:name="P6" style:family="paragraph" style:parent-style-name="Standard">
      <style:paragraph-properties fo:margin-left="0.4cm" fo:margin-right="0cm" fo:text-indent="-0.4cm" style:auto-text-indent="false">
        <style:tab-stops/>
      </style:paragraph-properties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left="0.4cm" fo:margin-right="0cm" fo:text-align="start" style:justify-single-word="false" fo:text-indent="-0.4cm" style:auto-text-indent="false">
        <style:tab-stops/>
      </style:paragraph-properties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.4cm" fo:margin-right="0cm" fo:text-align="center" style:justify-single-word="false" fo:text-indent="-0.4cm" style:auto-text-indent="false">
        <style:tab-stops/>
      </style:paragraph-properties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.4cm" fo:margin-right="0cm" fo:text-indent="-0.4cm" style:auto-text-indent="false">
        <style:tab-stops/>
      </style:paragraph-properties>
    </style:style>
    <style:style style:name="P10" style:family="paragraph" style:parent-style-name="Standard">
      <style:paragraph-properties fo:margin-left="0.4cm" fo:margin-right="0cm" fo:text-indent="-0.4cm" style:auto-text-indent="false">
        <style:tab-stops/>
      </style:paragraph-properties>
      <style:text-properties style:font-name="Bitstream Vera Sans1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.4cm" fo:margin-right="0cm" fo:text-indent="-0.4cm" style:auto-text-indent="false">
        <style:tab-stops/>
      </style:paragraph-properties>
      <style:text-properties style:font-name="Bitstream Vera Sans1" fo:font-size="8pt" style:font-size-asian="8pt" style:font-size-complex="8pt"/>
    </style:style>
    <style:style style:name="P12" style:family="paragraph" style:parent-style-name="Standard">
      <style:paragraph-properties fo:margin-left="0.4cm" fo:margin-right="0cm" fo:text-indent="-0.4cm" style:auto-text-indent="false">
        <style:tab-stops/>
      </style:paragraph-properties>
      <style:text-properties style:font-name="Bitstream Vera Sans1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left="0.4cm" fo:margin-right="0cm" fo:text-align="center" style:justify-single-word="false" fo:text-indent="-0.4cm" style:auto-text-indent="false">
        <style:tab-stops/>
      </style:paragraph-properties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4cm" fo:margin-right="0cm" fo:text-align="center" style:justify-single-word="false" fo:text-indent="-0.4cm" style:auto-text-indent="false" style:shadow="none">
        <style:tab-stops/>
      </style:paragraph-properties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15" style:family="paragraph" style:parent-style-name="Section">
      <style:paragraph-properties fo:margin-left="0cm" fo:margin-right="0cm" fo:text-indent="0cm" style:auto-text-indent="false" fo:padding="0cm" fo:border="none" style:shadow="none"/>
    </style:style>
    <style:style style:name="P16" style:family="paragraph" style:parent-style-name="Section">
      <style:paragraph-properties fo:margin-left="0cm" fo:margin-right="0cm" fo:text-indent="0cm" style:auto-text-indent="false" fo:padding="0cm" fo:border="none" style:shadow="none">
        <style:tab-stops/>
      </style:paragraph-properties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Bitstream Vera Sans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1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margin-top="0.101cm" fo:margin-bottom="0cm" fo:text-align="center" style:justify-single-word="false" fo:text-indent="0cm" style:auto-text-indent="false"/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.101cm" fo:margin-bottom="0cm" fo:text-align="center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margin-top="0.101cm" fo:margin-bottom="0cm" fo:text-align="center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cm" fo:margin-top="0.199cm" fo:margin-bottom="0cm" fo:text-align="justify" style:justify-single-word="false" fo:text-indent="0cm" style:auto-text-indent="false">
        <style:tab-stops/>
      </style:paragraph-properties>
      <style:text-properties style:font-name="Bitstream Vera Sans1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Standard">
      <style:paragraph-properties fo:margin-left="0cm" fo:margin-right="0cm" fo:margin-top="0.199cm" fo:margin-bottom="0cm" fo:text-align="justify" style:justify-single-word="false" fo:text-indent="0cm" style:auto-text-indent="false" style:shadow="none">
        <style:tab-stops/>
      </style:paragraph-properties>
      <style:text-properties style:font-name="Bitstream Vera Sans1" fo:font-size="7pt" fo:font-style="italic" style:font-size-asian="7pt" style:font-style-asian="italic" style:font-size-complex="7pt" style:font-style-complex="italic"/>
    </style:style>
    <style:style style:name="P27" style:family="paragraph" style:parent-style-name="Section">
      <style:paragraph-properties fo:margin-left="0cm" fo:margin-right="0cm" fo:margin-top="0cm" fo:margin-bottom="0cm" fo:text-indent="0cm" style:auto-text-indent="false" fo:background-color="transparent" style:shadow="none">
        <style:tab-stops/>
        <style:background-image/>
      </style:paragraph-properties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28" style:family="paragraph" style:parent-style-name="Section">
      <style:paragraph-properties fo:margin-left="0cm" fo:margin-right="0cm" fo:margin-top="0cm" fo:margin-bottom="0cm" fo:text-align="start" style:justify-single-word="false" fo:text-indent="0cm" style:auto-text-indent="false" fo:background-color="transparent" fo:padding-left="0cm" fo:padding-right="0cm" fo:padding-top="0.247cm" fo:padding-bottom="0.035cm" fo:border="none" style:shadow="none">
        <style:tab-stops/>
        <style:background-image/>
      </style:paragraph-properties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P29" style:family="paragraph" style:parent-style-name="Section">
      <style:paragraph-properties fo:margin-left="0cm" fo:margin-right="0cm" fo:margin-top="0cm" fo:margin-bottom="0cm" fo:text-align="start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P30" style:family="paragraph" style:parent-style-name="WW-Text">
      <style:paragraph-properties fo:margin-left="0cm" fo:margin-right="0cm" fo:margin-top="0cm" fo:margin-bottom="0cm" fo:text-indent="0cm" style:auto-text-indent="false" style:shadow="none">
        <style:tab-stops/>
      </style:paragraph-properties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8pt" style:font-size-asian="8pt" style:font-size-complex="8pt"/>
    </style:style>
    <style:style style:name="P32" style:family="paragraph" style:parent-style-name="Standard">
      <style:text-properties style:font-name="Bitstream Vera Sans1" fo:font-size="8pt" style:font-size-asian="8pt" style:font-size-complex="8pt"/>
    </style:style>
    <style:style style:name="P33" style:family="paragraph" style:parent-style-name="Standard">
      <style:text-properties style:font-name="Bitstream Vera Sans1"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Bitstream Vera Sans1" fo:font-size="10pt" style:text-underline-style="none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Bitstream Vera Sans1" fo:font-size="6pt" fo:font-weight="bold" style:font-size-asian="6pt" style:font-weight-asian="bold" style:font-size-complex="6pt" style:font-weight-complex="bold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Bitstream Vera Sans" fo:font-size="8pt" fo:font-weight="normal" style:font-name-asian="Bitstream Vera Sans" style:font-size-asian="8pt" style:font-weight-asian="normal" style:font-name-complex="Bitstream Vera Sans" style:font-size-complex="8pt" style:font-weight-complex="normal"/>
    </style:style>
    <style:style style:name="T4" style:family="text">
      <style:text-properties style:font-name="Bitstream Vera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Bitstream Vera Sans" fo:font-size="8pt" fo:font-weight="bold" fo:background-color="transparent" style:font-size-asian="8pt" style:font-weight-asian="normal" style:font-size-complex="8pt" style:font-weight-complex="normal"/>
    </style:style>
    <style:style style:name="T7" style:family="text">
      <style:text-properties style:font-name="Bitstream Vera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8" style:family="text">
      <style:text-properties style:font-name="Bitstream Vera Sans" fo:font-size="8pt" fo:font-style="italic" fo:font-weight="normal" style:font-name-asian="Bitstream Vera Sans" style:font-size-asian="8pt" style:font-style-asian="italic" style:font-weight-asian="normal" style:font-name-complex="Bitstream Vera Sans" style:font-size-complex="8pt" style:font-style-complex="italic" style:font-weight-complex="normal"/>
    </style:style>
    <style:style style:name="T9" style:family="text">
      <style:text-properties style:font-name="Bitstream Vera Sans" fo:font-size="8pt" fo:font-style="italic" style:font-size-asian="8pt" style:font-style-asian="italic" style:font-size-complex="8pt" style:font-style-complex="italic"/>
    </style:style>
    <style:style style:name="T10" style:family="text">
      <style:text-properties style:font-name="Bitstream Vera Sans" fo:font-size="8pt" style:font-size-asian="8pt" style:font-size-complex="8pt"/>
    </style:style>
    <style:style style:name="T11" style:family="text">
      <style:text-properties style:font-name="Bitstream Vera Sans" fo:font-weight="normal" style:font-weight-asian="normal" style:font-weight-complex="normal"/>
    </style:style>
    <style:style style:name="T12" style:family="text">
      <style:text-properties style:font-name="Bitstream Vera San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Bitstream Vera San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Bitstream Vera Sans1"/>
    </style:style>
    <style:style style:name="T17" style:family="text">
      <style:text-properties style:font-name="Bitstream Vera Sans1" fo:font-size="8pt" style:font-size-asian="8pt" style:font-size-complex="8pt"/>
    </style:style>
    <style:style style:name="T18" style:family="text">
      <style:text-properties style:font-name="Bitstream Vera Sans1" fo:font-size="8pt" fo:font-style="normal" style:font-size-asian="8pt" style:font-style-asian="normal" style:font-size-complex="8pt" style:font-style-complex="normal"/>
    </style:style>
    <style:style style:name="T19" style:family="text">
      <style:text-properties style:font-name="Bitstream Vera Sans1" fo:font-size="8pt" style:text-underline-style="none" style:font-size-asian="8pt" style:font-size-complex="8pt"/>
    </style:style>
    <style:style style:name="T20" style:family="text">
      <style:text-properties style:font-name="Bitstream Vera Sans1" fo:font-size="6pt" style:font-size-asian="5.25pt" style:font-size-complex="6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table:number-columns-spanned="4" office:value-type="string">
            <text:p text:style-name="P20">Java EE 6 Annotations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4" office:value-type="string">
            <text:p text:style-name="P34">Alternatives for EJB management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table:number-columns-spanned="2" office:value-type="string">
            <text:p text:style-name="P34">CDI</text:p>
          </table:table-cell>
          <table:covered-table-cell/>
          <table:table-cell table:style-name="Tabelle1.C3" office:value-type="string">
            <text:p text:style-name="P34">JSF</text:p>
          </table:table-cell>
          <table:table-cell table:style-name="Tabelle1.D3" office:value-type="string">
            <text:p text:style-name="P34">EJB3</text:p>
          </table:table-cell>
        </table:table-row>
        <table:table-row table:style-name="Tabelle1.1">
          <table:table-cell table:style-name="Tabelle1.A2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5" table:number-columns-spanned="4" office:value-type="string">
            <text:p text:style-name="P34">CDI: javax.inject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6" office:value-type="string">
            <text:p text:style-name="P32">CMF</text:p>
          </table:table-cell>
          <table:table-cell table:style-name="Tabelle1.A6" table:number-columns-spanned="3" office:value-type="string">
            <text:p text:style-name="P33">@Inject</text:p>
          </table:table-cell>
          <table:covered-table-cell/>
          <table:covered-table-cell/>
        </table:table-row>
        <table:table-row table:style-name="Tabelle1.1">
          <table:table-cell table:style-name="Tabelle1.A6" office:value-type="string">
            <text:p text:style-name="P32"/>
          </table:table-cell>
          <table:table-cell table:style-name="Tabelle1.A6" table:number-columns-spanned="3" office:value-type="string">
            <text:p text:style-name="P33">@Named<text:span text:style-name="T11">(value=””)</text:span></text:p>
          </table:table-cell>
          <table:covered-table-cell/>
          <table:covered-table-cell/>
        </table:table-row>
        <table:table-row table:style-name="Tabelle1.1">
          <table:table-cell table:style-name="Tabelle1.A5" table:number-columns-spanned="4" office:value-type="string">
            <text:p text:style-name="P21">CDI: javax.enterprise.inject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6" office:value-type="string">
            <text:p text:style-name="P32">TMF</text:p>
          </table:table-cell>
          <table:table-cell table:style-name="Tabelle1.A6" table:number-columns-spanned="3" office:value-type="string">
            <text:p text:style-name="P33">@New<text:span text:style-name="T22">(value=</text:span><text:span text:style-name="T15">className</text:span><text:span text:style-name="T22">)</text:span></text:p>
          </table:table-cell>
          <table:covered-table-cell/>
          <table:covered-table-cell/>
        </table:table-row>
        <table:table-row table:style-name="Tabelle1.1">
          <table:table-cell table:style-name="Tabelle1.A6" office:value-type="string">
            <text:p text:style-name="P32">TMF</text:p>
          </table:table-cell>
          <table:table-cell table:style-name="Tabelle1.A6" table:number-columns-spanned="3" office:value-type="string">
            <text:p text:style-name="P33">@Alternative</text:p>
          </table:table-cell>
          <table:covered-table-cell/>
          <table:covered-table-cell/>
        </table:table-row>
        <table:table-row table:style-name="Tabelle1.1">
          <table:table-cell table:style-name="Tabelle1.A6" office:value-type="string">
            <text:p text:style-name="P32">TMF</text:p>
          </table:table-cell>
          <table:table-cell table:style-name="Tabelle1.A6" table:number-columns-spanned="3" office:value-type="string">
            <text:p text:style-name="P33">@Any</text:p>
          </table:table-cell>
          <table:covered-table-cell/>
          <table:covered-table-cell/>
        </table:table-row>
        <table:table-row table:style-name="Tabelle1.1">
          <table:table-cell table:style-name="Tabelle1.A6" office:value-type="string">
            <text:p text:style-name="P32">MF</text:p>
          </table:table-cell>
          <table:table-cell table:style-name="Tabelle1.A6" table:number-columns-spanned="3" office:value-type="string">
            <text:p text:style-name="P33">@Produces</text:p>
          </table:table-cell>
          <table:covered-table-cell/>
          <table:covered-table-cell/>
        </table:table-row>
        <table:table-row table:style-name="Tabelle1.1">
          <table:table-cell table:style-name="Tabelle1.A5" table:number-columns-spanned="4" office:value-type="string">
            <text:p text:style-name="P34">CDI: javax.enterprise.context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6" office:value-type="string">
            <text:p text:style-name="P32">TMF</text:p>
          </table:table-cell>
          <table:table-cell table:style-name="Tabelle1.A6" table:number-columns-spanned="3" office:value-type="string">
            <text:p text:style-name="P33">@ApplicationScoped</text:p>
          </table:table-cell>
          <table:covered-table-cell/>
          <table:covered-table-cell/>
        </table:table-row>
        <table:table-row table:style-name="Tabelle1.1">
          <table:table-cell table:style-name="Tabelle1.A6" office:value-type="string">
            <text:p text:style-name="P32">TMF</text:p>
          </table:table-cell>
          <table:table-cell table:style-name="Tabelle1.A6" table:number-columns-spanned="3" office:value-type="string">
            <text:p text:style-name="P33">@ConversationScoped</text:p>
          </table:table-cell>
          <table:covered-table-cell/>
          <table:covered-table-cell/>
        </table:table-row>
        <table:table-row table:style-name="Tabelle1.1">
          <table:table-cell table:style-name="Tabelle1.A6" office:value-type="string">
            <text:p text:style-name="P32">TMF</text:p>
          </table:table-cell>
          <table:table-cell table:style-name="Tabelle1.A6" table:number-columns-spanned="3" office:value-type="string">
            <text:p text:style-name="P33">@RequestScoped</text:p>
          </table:table-cell>
          <table:covered-table-cell/>
          <table:covered-table-cell/>
        </table:table-row>
        <table:table-row table:style-name="Tabelle1.1">
          <table:table-cell table:style-name="Tabelle1.A6" office:value-type="string">
            <text:p text:style-name="P32">TMF</text:p>
          </table:table-cell>
          <table:table-cell table:style-name="Tabelle1.A6" table:number-columns-spanned="3" office:value-type="string">
            <text:p text:style-name="P33">@SessionScoped</text:p>
          </table:table-cell>
          <table:covered-table-cell/>
          <table:covered-table-cell/>
        </table:table-row>
        <table:table-row table:style-name="Tabelle1.1">
          <table:table-cell table:style-name="Tabelle1.A6" office:value-type="string">
            <text:p text:style-name="P32">TMF</text:p>
          </table:table-cell>
          <table:table-cell table:style-name="Tabelle1.A6" table:number-columns-spanned="3" office:value-type="string">
            <text:p text:style-name="P33">@Dependent</text:p>
          </table:table-cell>
          <table:covered-table-cell/>
          <table:covered-table-cell/>
        </table:table-row>
        <table:table-row table:style-name="Tabelle1.1">
          <table:table-cell table:style-name="Tabelle1.A19" table:number-columns-spanned="4" office:value-type="string">
            <text:p text:style-name="P35">JSF management: javax.faces.bean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32">T</text:p>
          </table:table-cell>
          <table:table-cell table:style-name="Tabelle1.A20" table:number-columns-spanned="3" office:value-type="string">
            <text:p text:style-name="P33">@ManagedBean<text:span text:style-name="T22">(name=””, eager=</text:span><text:span text:style-name="T25">false</text:span><text:span text:style-name="T22">)</text:span></text:p>
          </table:table-cell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32">F</text:p>
          </table:table-cell>
          <table:table-cell table:style-name="Tabelle1.B21" table:number-columns-spanned="3" office:value-type="string">
            <text:p text:style-name="P33">@ManagedProperty<text:span text:style-name="T22">(name=””, value=””)</text:span></text:p>
          </table:table-cell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32">T</text:p>
          </table:table-cell>
          <table:table-cell table:style-name="Tabelle1.A20" table:number-columns-spanned="3" office:value-type="string">
            <text:p text:style-name="P33">@ApplicationScoped</text:p>
          </table:table-cell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32">T</text:p>
          </table:table-cell>
          <table:table-cell table:style-name="Tabelle1.A20" table:number-columns-spanned="3" office:value-type="string">
            <text:p text:style-name="P33">@CustomScoped<text:span text:style-name="T22">(value=””)</text:span></text:p>
          </table:table-cell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32">T</text:p>
          </table:table-cell>
          <table:table-cell table:style-name="Tabelle1.A20" table:number-columns-spanned="3" office:value-type="string">
            <text:p text:style-name="P33">@NoneScoped</text:p>
          </table:table-cell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32">T</text:p>
          </table:table-cell>
          <table:table-cell table:style-name="Tabelle1.A20" table:number-columns-spanned="3" office:value-type="string">
            <text:p text:style-name="P33">@ReferencedBean<text:span text:style-name="T22">(name=””)</text:span></text:p>
          </table:table-cell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32">T</text:p>
          </table:table-cell>
          <table:table-cell table:style-name="Tabelle1.A20" table:number-columns-spanned="3" office:value-type="string">
            <text:p text:style-name="P33">@RequestScoped</text:p>
          </table:table-cell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32">T</text:p>
          </table:table-cell>
          <table:table-cell table:style-name="Tabelle1.A20" table:number-columns-spanned="3" office:value-type="string">
            <text:p text:style-name="P33">@SessionScoped</text:p>
          </table:table-cell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32">T</text:p>
          </table:table-cell>
          <table:table-cell table:style-name="Tabelle1.A20" table:number-columns-spanned="3" office:value-type="string">
            <text:p text:style-name="P33">@ViewScoped</text:p>
          </table:table-cell>
          <table:covered-table-cell/>
          <table:covered-table-cell/>
        </table:table-row>
        <table:table-row table:style-name="Tabelle1.1">
          <table:table-cell table:style-name="Tabelle1.A29" table:number-columns-spanned="4" office:value-type="string">
            <text:p text:style-name="P34">EJB3 injection: javax.ejb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0" office:value-type="string">
            <text:p text:style-name="P32">TMF</text:p>
          </table:table-cell>
          <table:table-cell table:style-name="Tabelle1.A30" table:number-columns-spanned="3" office:value-type="string">
            <text:p text:style-name="P10"><text:span text:style-name="annotation"><text:span text:style-name="T5">@EJB</text:span></text:span><text:span text:style-name="T11">(name=””, beanInterface=Object.class, mappedName=””, lookup=””| beanName=””, description=””)</text:span></text:p>
          </table:table-cell>
          <table:covered-table-cell/>
          <table:covered-table-cell/>
        </table:table-row>
        <table:table-row table:style-name="Tabelle1.1">
          <table:table-cell table:style-name="Tabelle1.A30" office:value-type="string">
            <text:p text:style-name="P32">T</text:p>
          </table:table-cell>
          <table:table-cell table:style-name="Tabelle1.A30" table:number-columns-spanned="3" office:value-type="string">
            <text:p text:style-name="P10"><text:span text:style-name="annotation"><text:span text:style-name="T5">@EJBs</text:span></text:span><text:span text:style-name="annotation"><text:span text:style-name="T2">(</text:span></text:span><text:span text:style-name="T11">EJB[])</text:span></text:p>
          </table:table-cell>
          <table:covered-table-cell/>
          <table:covered-table-cell/>
        </table:table-row>
        <table:table-row table:style-name="Tabelle1.1">
          <table:table-cell table:style-name="Tabelle1.A29" table:number-columns-spanned="4" office:value-type="string">
            <text:p text:style-name="P34">EJB3 injection: javax.annotation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0" office:value-type="string">
            <text:p text:style-name="P32">T</text:p>
          </table:table-cell>
          <table:table-cell table:style-name="Tabelle1.A30" table:number-columns-spanned="3" office:value-type="string">
            <text:p text:style-name="P10">@ManagedBean<text:span text:style-name="T22">(value=””)</text:span></text:p>
          </table:table-cell>
          <table:covered-table-cell/>
          <table:covered-table-cell/>
        </table:table-row>
        <table:table-row table:style-name="Tabelle1.1">
          <table:table-cell table:style-name="Tabelle1.A30" office:value-type="string">
            <text:p text:style-name="P32">TMF</text:p>
          </table:table-cell>
          <table:table-cell table:style-name="Tabelle1.A30" table:number-columns-spanned="3" office:value-type="string">
            <text:p text:style-name="P10"><text:span text:style-name="annotation"><text:span text:style-name="T5">@Resource</text:span></text:span><text:span text:style-name="T11">(name=””, type=Object.class, <text:s/>AuthenticationType=[</text:span><text:span text:style-name="T12">CONTAINER</text:span><text:span text:style-name="T11">,Application], <text:s/>shareable=true, lookup=””, mappedName=””)</text:span></text:p>
          </table:table-cell>
          <table:covered-table-cell/>
          <table:covered-table-cell/>
        </table:table-row>
        <table:table-row table:style-name="Tabelle1.1">
          <table:table-cell table:style-name="Tabelle1.D3" office:value-type="string">
            <text:p text:style-name="P32">T</text:p>
          </table:table-cell>
          <table:table-cell table:style-name="Tabelle1.D3" table:number-columns-spanned="3" office:value-type="string">
            <text:p text:style-name="P10"><text:span text:style-name="annotation"><text:span text:style-name="T5">@Resources</text:span></text:span><text:span text:style-name="T11">(Resource[])</text:span></text:p>
          </table:table-cell>
          <table:covered-table-cell/>
          <table:covered-table-cell/>
        </table:table-row>
        <table:table-row table:style-name="Tabelle1.1">
          <table:table-cell table:style-name="Tabelle1.A36" table:number-columns-spanned="4" office:value-type="string">
            <text:p text:style-name="P15">Bean Types: javax.ejb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7" office:value-type="string">
            <text:p text:style-name="P5">T</text:p>
          </table:table-cell>
          <table:table-cell table:style-name="Tabelle1.B37" table:number-columns-spanned="3" office:value-type="string">
            <text:p text:style-name="Standard"><text:span text:style-name="annotation"><text:span text:style-name="T5">@Stateless</text:span></text:span><text:span text:style-name="T10">(name=</text:span><text:span text:style-name="T9">className</text:span><text:span text:style-name="T10">)</text:span></text:p>
          </table:table-cell>
          <table:covered-table-cell/>
          <table:covered-table-cell/>
        </table:table-row>
        <table:table-row table:style-name="Tabelle1.38">
          <table:table-cell table:style-name="Tabelle1.B37" office:value-type="string">
            <text:p text:style-name="P5">T</text:p>
          </table:table-cell>
          <table:table-cell table:style-name="Tabelle1.B37" table:number-columns-spanned="3" office:value-type="string">
            <text:p text:style-name="Standard"><text:span text:style-name="annotation"><text:span text:style-name="T5">@Stateful</text:span></text:span><text:span text:style-name="T10">(name=</text:span><text:span text:style-name="T9">className</text:span><text:span text:style-name="T10">)</text:span></text:p>
          </table:table-cell>
          <table:covered-table-cell/>
          <table:covered-table-cell/>
        </table:table-row>
        <table:table-row table:style-name="Tabelle1.38">
          <table:table-cell table:style-name="Tabelle1.B37" office:value-type="string">
            <text:p text:style-name="P5">T</text:p>
          </table:table-cell>
          <table:table-cell table:style-name="Tabelle1.B37" table:number-columns-spanned="3" office:value-type="string">
            <text:p text:style-name="P33">@Singleton<text:span text:style-name="T11">(name=</text:span><text:span text:style-name="T12">className</text:span><text:span text:style-name="T11">)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</text:p>
          </table:table-cell>
          <table:table-cell table:style-name="Tabelle1.B37" table:number-columns-spanned="3" office:value-type="string">
            <text:p text:style-name="Standard"><text:span text:style-name="annotation"><text:span text:style-name="T5">@MessageDriven</text:span></text:span><text:span text:style-name="T10">(name=””,<text:line-break/></text:span><text:span text:style-name="T10">activationConfig=</text:span><text:span text:style-name="T10">ActivationConfigProperty[]</text:span><text:span text:style-name="T10">)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/>
          </table:table-cell>
          <table:table-cell table:style-name="Tabelle1.B41" table:number-columns-spanned="3" office:value-type="string">
            <text:p text:style-name="P31"><text:span text:style-name="annotation">@ActivationConfigProperty</text:span>(<text:span text:style-name="T16">propertyName=””, propertyValue=””)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</text:p>
          </table:table-cell>
          <table:table-cell table:style-name="Tabelle1.B37" table:number-columns-spanned="3" office:value-type="string">
            <text:p text:style-name="Standard"><text:span text:style-name="annotation">@</text:span><text:span text:style-name="annotation">Local</text:span><text:span text:style-name="annotation"><text:span text:style-name="T22">(value=</text:span></text:span><text:span text:style-name="annotation"><text:span text:style-name="T22">Class[]</text:span></text:span><text:span text:style-name="annotation"><text:span text:style-name="T22">)</text:span>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</text:p>
          </table:table-cell>
          <table:table-cell table:style-name="Tabelle1.B37" table:number-columns-spanned="3" office:value-type="string">
            <text:p text:style-name="Standard"><text:span text:style-name="annotation">@</text:span><text:span text:style-name="annotation">Remote</text:span><text:span text:style-name="annotation"><text:span text:style-name="T22">(value=</text:span></text:span><text:span text:style-name="annotation"><text:span text:style-name="T22">Class[]</text:span></text:span><text:span text:style-name="annotation"><text:span text:style-name="T22">)</text:span>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</text:p>
          </table:table-cell>
          <table:table-cell table:style-name="Tabelle1.B41" table:number-columns-spanned="3" office:value-type="string">
            <text:p text:style-name="P33">@LocalBean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M</text:p>
          </table:table-cell>
          <table:table-cell table:style-name="Tabelle1.B37" table:number-columns-spanned="3" office:value-type="string">
            <text:p text:style-name="P33">@Asynchronous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M</text:p>
          </table:table-cell>
          <table:table-cell table:style-name="Tabelle1.B37" table:number-columns-spanned="3" office:value-type="string">
            <text:p text:style-name="P32"><text:span text:style-name="T21">@Lock</text:span>(value=[<text:span text:style-name="T14">WRITE</text:span>,READ])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</text:p>
          </table:table-cell>
          <table:table-cell table:style-name="Tabelle1.B37" table:number-columns-spanned="3" office:value-type="string">
            <text:p text:style-name="P33">@ConcurrencyManagement<text:span text:style-name="T22">(value=</text:span><text:span text:style-name="T22">[</text:span><text:span text:style-name="T15">CONTAINER</text:span><text:span text:style-name="T22">,</text:span><text:span text:style-name="T22"> </text:span><text:span text:style-name="T22">BEAN])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</text:p>
          </table:table-cell>
          <table:table-cell table:style-name="Tabelle1.B37" table:number-columns-spanned="3" office:value-type="string">
            <text:p text:style-name="P33">@DependsOn<text:span text:style-name="T22">(value=</text:span><text:span text:style-name="T22">String[]</text:span><text:span text:style-name="T22">)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</text:p>
          </table:table-cell>
          <table:table-cell table:style-name="Tabelle1.B37" table:number-columns-spanned="3" office:value-type="string">
            <text:p text:style-name="P33">@Startup</text:p>
          </table:table-cell>
          <table:covered-table-cell/>
          <table:covered-table-cell/>
        </table:table-row>
        <table:table-row table:style-name="Tabelle1.1">
          <table:table-cell table:style-name="Tabelle1.A36" table:number-columns-spanned="4" office:value-type="string">
            <text:p text:style-name="P14">Timeouts: javax.ejb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M</text:p>
          </table:table-cell>
          <table:table-cell table:style-name="Tabelle1.B37" table:number-columns-spanned="3" office:value-type="string">
            <text:p text:style-name="P33">@AccessTimeout<text:span text:style-name="T22">(value</text:span><text:span text:style-name="T22">=”0”,unit=MILLISECONDS)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</text:p>
          </table:table-cell>
          <table:table-cell table:style-name="Tabelle1.B37" table:number-columns-spanned="3" office:value-type="string">
            <text:p text:style-name="P33">@StatefulTimeout<text:span text:style-name="T22">(value=”0”,unit=MILLISECONDS)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M</text:p>
          </table:table-cell>
          <table:table-cell table:style-name="Tabelle1.B37" table:number-columns-spanned="3" office:value-type="string">
            <text:p text:style-name="P33">@Timeout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M</text:p>
          </table:table-cell>
          <table:table-cell table:style-name="Tabelle1.B37" table:number-columns-spanned="3" office:value-type="string">
            <text:p text:style-name="P3"><text:span text:style-name="T21">@Schedule</text:span>(year=”*”, month=”*”, bimonthly=”*”, dayOfWeek=”*”, hour=”0”, minute=”0”, info=””, persistent=true, timezone=””)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M</text:p>
          </table:table-cell>
          <table:table-cell table:style-name="Tabelle1.B37" table:number-columns-spanned="3" office:value-type="string">
            <text:p text:style-name="P3"><text:span text:style-name="T21">@Schedules</text:span>(Schedule[])</text:p>
          </table:table-cell>
          <table:covered-table-cell/>
          <table:covered-table-cell/>
        </table:table-row>
        <table:table-row table:style-name="Tabelle1.1">
          <table:table-cell table:style-name="Tabelle1.A56" table:number-columns-spanned="4" office:value-type="string">
            <text:p text:style-name="P1">Transaction: javax.ejb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</text:p>
          </table:table-cell>
          <table:table-cell table:style-name="Tabelle1.B37" table:number-columns-spanned="3" office:value-type="string">
            <text:p text:style-name="Standard"><text:span text:style-name="annotation"><text:span text:style-name="T10">@TransactionManagement</text:span></text:span><text:span text:style-name="T10">(<text:line-break/>value=[</text:span><text:span text:style-name="T7">CONTAINER</text:span><text:span text:style-name="T10">,</text:span><text:span text:style-name="T10"> </text:span><text:span text:style-name="T10">BEAN])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5">TM</text:p>
          </table:table-cell>
          <table:table-cell table:style-name="Tabelle1.B37" table:number-columns-spanned="3" office:value-type="string">
            <text:p text:style-name="Standard"><text:span text:style-name="annotation"><text:span text:style-name="T5">@TransactionAttribute</text:span></text:span><text:span text:style-name="T10">(value=[MANDATORY, </text:span><text:span text:style-name="T7">REQUIRED</text:span><text:span text:style-name="T2">, REQUIRES_NEW, SUPPORTS, NOT_SUPPORTED, NEVER])</text:span></text:p>
          </table:table-cell>
          <table:covered-table-cell/>
          <table:covered-table-cell/>
        </table:table-row>
        <table:table-row table:style-name="Tabelle1.1">
          <table:table-cell table:style-name="Tabelle1.A36" table:number-columns-spanned="4" office:value-type="string">
            <text:p text:style-name="P2">EJB Callbacks: javax.ejb and .annotation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M</text:p>
          </table:table-cell>
          <table:table-cell table:style-name="Tabelle1.B37" table:number-columns-spanned="3" office:value-type="string">
            <text:p text:style-name="P3"><text:span text:style-name="annotation">@AfterBegin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M</text:p>
          </table:table-cell>
          <table:table-cell table:style-name="Tabelle1.B37" table:number-columns-spanned="3" office:value-type="string">
            <text:p text:style-name="P6">@AfterCompletion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M</text:p>
          </table:table-cell>
          <table:table-cell table:style-name="Tabelle1.B37" table:number-columns-spanned="3" office:value-type="string">
            <text:p text:style-name="P6">@BeforeCompletion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M</text:p>
          </table:table-cell>
          <table:table-cell table:style-name="Tabelle1.B37" table:number-columns-spanned="3" office:value-type="string">
            <text:p text:style-name="P6">@PostConstruct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M</text:p>
          </table:table-cell>
          <table:table-cell table:style-name="Tabelle1.B37" table:number-columns-spanned="3" office:value-type="string">
            <text:p text:style-name="P3"><text:span text:style-name="annotation">@PreDestroy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M</text:p>
          </table:table-cell>
          <table:table-cell table:style-name="Tabelle1.B37" table:number-columns-spanned="3" office:value-type="string">
            <text:p text:style-name="P3"><text:span text:style-name="annotation">@PostActivate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M</text:p>
          </table:table-cell>
          <table:table-cell table:style-name="Tabelle1.B37" table:number-columns-spanned="3" office:value-type="string">
            <text:p text:style-name="P3"><text:span text:style-name="annotation">@PrePassivate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M</text:p>
          </table:table-cell>
          <table:table-cell table:style-name="Tabelle1.B37" table:number-columns-spanned="3" office:value-type="string">
            <text:p text:style-name="P3"><text:span text:style-name="annotation"><text:span text:style-name="T5">@Remove</text:span></text:span>(retainIfException=false)</text:p>
          </table:table-cell>
          <table:covered-table-cell/>
          <table:covered-table-cell/>
        </table:table-row>
        <table:table-row table:style-name="Tabelle1.1">
          <table:table-cell table:style-name="Tabelle1.A36" table:number-columns-spanned="4" office:value-type="string">
            <text:p text:style-name="P15">Interceptors: javax.interceptor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T</text:p>
          </table:table-cell>
          <table:table-cell table:style-name="Tabelle1.B37" table:number-columns-spanned="3" office:value-type="string">
            <text:p text:style-name="P10">@Interceptor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TM</text:p>
          </table:table-cell>
          <table:table-cell table:style-name="Tabelle1.B37" table:number-columns-spanned="3" office:value-type="string">
            <text:p text:style-name="P9"><text:span text:style-name="annotation"><text:span text:style-name="T5">@Interceptors</text:span></text:span><text:span text:style-name="T2">(Class[])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M</text:p>
          </table:table-cell>
          <table:table-cell table:style-name="Tabelle1.B37" table:number-columns-spanned="3" office:value-type="string">
            <text:p text:style-name="P3"><text:span text:style-name="annotation">@AroundInvoke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M</text:p>
          </table:table-cell>
          <table:table-cell table:style-name="Tabelle1.B37" table:number-columns-spanned="3" office:value-type="string">
            <text:p text:style-name="P6">@AroundTimeout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TM</text:p>
          </table:table-cell>
          <table:table-cell table:style-name="Tabelle1.B37" table:number-columns-spanned="3" office:value-type="string">
            <text:p text:style-name="P3"><text:span text:style-name="annotation">@ExcludeDefaultInterceptors 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3">M</text:p>
          </table:table-cell>
          <table:table-cell table:style-name="Tabelle1.B37" table:number-columns-spanned="3" office:value-type="string">
            <text:p text:style-name="P3"><text:span text:style-name="annotation">@ExcludeClassInterceptors</text:span></text:p>
          </table:table-cell>
          <table:covered-table-cell/>
          <table:covered-table-cell/>
        </table:table-row>
        <table:table-row table:style-name="Tabelle1.1">
          <table:table-cell table:style-name="Tabelle1.A36" table:number-columns-spanned="4" office:value-type="string">
            <text:p text:style-name="P8">Security: javax.annotation.security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17">T</text:p>
          </table:table-cell>
          <table:table-cell table:style-name="Tabelle1.B37" table:number-columns-spanned="3" office:value-type="string">
            <text:p text:style-name="P3"><text:span text:style-name="annotation"><text:span text:style-name="T5">@RunAs</text:span></text:span>(String rolename)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17">T</text:p>
          </table:table-cell>
          <table:table-cell table:style-name="Tabelle1.B37" table:number-columns-spanned="3" office:value-type="string">
            <text:p text:style-name="P3"><text:span text:style-name="annotation"><text:span text:style-name="T5">@DeclareRoles</text:span></text:span>(value=String[])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17">TM</text:p>
          </table:table-cell>
          <table:table-cell table:style-name="Tabelle1.B37" table:number-columns-spanned="3" office:value-type="string">
            <text:p text:style-name="P17"><text:span text:style-name="annotation"><text:span text:style-name="T5">@RolesAllowed</text:span></text:span>(value=String[])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17">TM</text:p>
          </table:table-cell>
          <table:table-cell table:style-name="Tabelle1.B37" table:number-columns-spanned="3" office:value-type="string">
            <text:p text:style-name="P3"><text:span text:style-name="annotation"><text:span text:style-name="T5">@PermitAll</text:span></text:span></text:p>
          </table:table-cell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17">TM</text:p>
          </table:table-cell>
          <table:table-cell table:style-name="Tabelle1.B37" table:number-columns-spanned="3" office:value-type="string">
            <text:p text:style-name="P3"><text:span text:style-name="annotation"><text:span text:style-name="T5">@DenyAll</text:span></text:span></text:p>
          </table:table-cell>
          <table:covered-table-cell/>
          <table:covered-table-cell/>
        </table:table-row>
        <table:table-row table:style-name="Tabelle1.1">
          <table:table-cell table:style-name="Tabelle1.A81" office:value-type="string">
            <text:p text:style-name="P29"/>
            <text:p text:style-name="P29"/>
          </table:table-cell>
          <table:table-cell table:style-name="Tabelle1.B81" table:number-columns-spanned="3" office:value-type="string">
            <text:p text:style-name="P28"/>
            <text:p text:style-name="P28">src/java/ <text:s text:c="3"/>[potentially packaged as a .jar inside a .ear]</text:p>
            <text:p text:style-name="P28"><text:s text:c="2"/>|-- META-INF/</text:p>
            <text:p text:style-name="P28"><text:s text:c="2"/>| <text:s text:c="3"/>|- - beans.xml <text:s text:c="11"/>[or in WEB-INF/]</text:p>
            <text:p text:style-name="P28"><text:s text:c="2"/>| <text:s text:c="3"/>`-- persistence.xml</text:p>
            <text:p text:style-name="P28"><text:s text:c="2"/>`-- com/</text:p>
            <text:p text:style-name="P28"><text:s text:c="7"/>`-- myBusiness/</text:p>
            <text:p text:style-name="P28"><text:s text:c="12"/>|-- entities/</text:p>
            <text:p text:style-name="P28"><text:s text:c="12"/>| <text:s text:c="3"/>`-- Entities.java</text:p>
            <text:p text:style-name="P28"><text:s text:c="12"/>|-- resources/</text:p>
            <text:p text:style-name="P28"><text:s text:c="12"/>| <text:s text:c="3"/>|-- validationMessages.properties</text:p>
            <text:p text:style-name="P28"><text:s text:c="12"/>| <text:s text:c="3"/>`-- messages.properties</text:p>
            <text:p text:style-name="P28"><text:s text:c="12"/>`-- EJBs.java</text:p>
            <text:p text:style-name="P28">web/ <text:s text:c="6"/>[potentially packaged as a .war inside a .ear]</text:p>
            <text:p text:style-name="P28"><text:s text:c="2"/>|-- WEB-INF/</text:p>
            <text:p text:style-name="P28"><text:s text:c="2"/>| <text:s text:c="3"/>|-- beans.xml <text:s text:c="12"/>[or in META-INF/]</text:p>
            <text:p text:style-name="P28"><text:s text:c="2"/>| <text:s text:c="3"/>|-- faces-config.xml</text:p>
            <text:p text:style-name="P28"><text:s text:c="2"/>| <text:s text:c="3"/>`-- web.xml</text:p>
            <text:p text:style-name="P28"><text:s text:c="2"/>|-- resources/</text:p>
            <text:p text:style-name="P28"><text:s text:c="2"/>| <text:s text:c="3"/>|-- css/</text:p>
            <text:p text:style-name="P28"><text:s text:c="2"/>| <text:s text:c="3"/>| <text:s text:c="3"/>`-- standard.css</text:p>
            <text:p text:style-name="P28"><text:s text:c="2"/>| <text:s text:c="3"/>`-- javascript/</text:p>
            <text:p text:style-name="P28"><text:s text:c="2"/>| <text:s text:c="9"/>`-- standard.js</text:p>
            <text:p text:style-name="P28"><text:s text:c="3"/>`-- jsfpages.xhtml</text:p>
            <text:p text:style-name="P28"/>
          </table:table-cell>
          <table:covered-table-cell/>
          <table:covered-table-cell/>
        </table:table-row>
        <table:table-row table:style-name="Tabelle1.1">
          <table:table-cell table:style-name="Tabelle1.A82" table:number-columns-spanned="4" office:value-type="string">
            <text:p text:style-name="P27">Legend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B37" office:value-type="string">
            <text:p text:style-name="P17">TCMF</text:p>
          </table:table-cell>
          <table:table-cell table:style-name="Tabelle1.B37" table:number-columns-spanned="3" office:value-type="string">
            <text:p text:style-name="P30">Annotation applies to Type, Constructor, Method, Field</text:p>
          </table:table-cell>
          <table:covered-table-cell/>
          <table:covered-table-cell/>
        </table:table-row>
        <table:table-row table:style-name="Tabelle1.1">
          <table:table-cell table:style-name="Tabelle1.A84" office:value-type="string">
            <text:p text:style-name="P19">VALUE</text:p>
          </table:table-cell>
          <table:table-cell table:style-name="Tabelle1.A84" table:number-columns-spanned="3" office:value-type="string">
            <text:p text:style-name="P30">Default Value</text:p>
          </table:table-cell>
          <table:covered-table-cell/>
          <table:covered-table-cell/>
        </table:table-row>
        <table:table-row table:style-name="Tabelle1.1">
          <table:table-cell table:style-name="Tabelle1.B37" table:number-columns-spanned="4" office:value-type="string">
            <text:p text:style-name="P22">Java EE 6 Annotations Cheat Sheet</text:p>
            <text:p text:style-name="P22"><text:span text:style-name="Internet_20_link"><text:span text:style-name="T23">Version 1.3, based on Java EE 6 API Doc</text:span></text:span></text:p>
            <text:p text:style-name="P23"><text:span text:style-name="T18">©2005,2011 Philipp Meier</text:span><text:span text:style-name="T17"> – </text:span><text:a xlink:type="simple" xlink:href="http://www.fnogol.de/"><text:span text:style-name="Internet_20_link"><text:span text:style-name="T17">www.fnogol.de</text:span></text:span></text:a></text:p>
            <text:p text:style-name="P24"><text:span text:style-name="Internet_20_link"><text:span text:style-name="T19">2011 Updated for EJB 3.1, JSF 2.0, JPA 2.0 by Chris Rennie <text:line-break/>R</text:span></text:span><text:span text:style-name="T19">eport </text:span><text:span text:style-name="T17">errors to </text:span><text:a xlink:type="simple" xlink:href="mailto:c.rennie@physics.usyd.edu.au"><text:span text:style-name="T17">c.rennie@physics.usyd.edu.au</text:span></text:a></text:p>
            <text:p text:style-name="P25">This work is licensed under the Creative Commons Attribution-NonCommercial-ShareAlike 2.0 Germany License. To view a copy of this license, visit http://creativecommons.org/licenses/by-nc-sa/2.0/de/ or send a letter to Creative Commons, 543 Howard Street, 5th Floor, San Francisco, California, 94105, USA.</text:p>
            <text:p text:style-name="P17"/>
          </table:table-cell>
          <table:covered-table-cell/>
          <table:covered-table-cell/>
          <table:covered-table-cell/>
        </table:table-row>
        <text:soft-page-break/>
        <table:table-row table:style-name="Tabelle1.1">
          <table:table-cell table:style-name="Tabelle1.A86" table:number-columns-spanned="4" office:value-type="string">
            <text:p text:style-name="P8">Persistence provider: javax.persistenc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4">TMF</text:p>
          </table:table-cell>
          <table:table-cell table:style-name="Tabelle1.A87" table:number-columns-spanned="3" office:value-type="string">
            <text:p text:style-name="P7">@PersistenceContext<text:span text:style-name="T22">(name=””, unitName=””,type= [</text:span><text:span text:style-name="T15">TRANSACTION</text:span><text:span text:style-name="T22">,EXTENDED], properties=PersistenceProperty[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4">T</text:p>
          </table:table-cell>
          <table:table-cell table:style-name="Tabelle1.A87" table:number-columns-spanned="3" office:value-type="string">
            <text:p text:style-name="P7">@PersistenceContexts<text:span text:style-name="T22">(PersistenceContext[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4">TMF</text:p>
          </table:table-cell>
          <table:table-cell table:style-name="Tabelle1.A87" table:number-columns-spanned="3" office:value-type="string">
            <text:p text:style-name="P7">@PersistenceUnit<text:span text:style-name="T22">(name=””, unitName=””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4">T</text:p>
          </table:table-cell>
          <table:table-cell table:style-name="Tabelle1.A87" table:number-columns-spanned="3" office:value-type="string">
            <text:p text:style-name="P7">@PersistenceUnits<text:span text:style-name="T22">(PersistenceUnit[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4"/>
          </table:table-cell>
          <table:table-cell table:style-name="Tabelle1.A87" table:number-columns-spanned="3" office:value-type="string">
            <text:p text:style-name="P7">@PersistenceProperty<text:span text:style-name="T22">(name=””, value=””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4">T</text:p>
          </table:table-cell>
          <table:table-cell table:style-name="Tabelle1.A87" table:number-columns-spanned="3" office:value-type="string">
            <text:p text:style-name="P7">@Cacheable<text:span text:style-name="T22">(value=true)</text:span></text:p>
          </table:table-cell>
          <table:covered-table-cell/>
          <table:covered-table-cell/>
        </table:table-row>
        <table:table-row table:style-name="Tabelle1.1">
          <table:table-cell table:style-name="Tabelle1.A93" table:number-columns-spanned="4" office:value-type="string">
            <text:p text:style-name="P8">Object-relational mapping: javax.persistenc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</text:p>
          </table:table-cell>
          <table:table-cell table:style-name="Tabelle1.A87" table:number-columns-spanned="3" office:value-type="string">
            <text:p text:style-name="P11"><text:span text:style-name="T21">@Entity</text:span>(name=””)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</text:p>
          </table:table-cell>
          <table:table-cell table:style-name="Tabelle1.A87" table:number-columns-spanned="3" office:value-type="string">
            <text:p text:style-name="P9"><text:span text:style-name="annotation"><text:span text:style-name="T6">@Table</text:span></text:span><text:span text:style-name="T2">(name=””, schema=””, catalog=””, UniqueConstraints=</text:span><text:span text:style-name="T2">UniqueConstraint[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</text:p>
          </table:table-cell>
          <table:table-cell table:style-name="Tabelle1.A87" table:number-columns-spanned="3" office:value-type="string">
            <text:p text:style-name="P9"><text:span text:style-name="annotation"><text:span text:style-name="T5">@SecondaryTable</text:span></text:span><text:span text:style-name="T2">(name=””, schema=””, catalog=””, <text:s/>pkJoinColumns=PrimaryKeyJoinColumn[],<text:line-break/>uniqueConstraints=UniqueConstraint[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</text:p>
          </table:table-cell>
          <table:table-cell table:style-name="Tabelle1.A87" table:number-columns-spanned="3" office:value-type="string">
            <text:p text:style-name="P9"><text:span text:style-name="annotation"><text:span text:style-name="T5">@SecondaryTables</text:span></text:span><text:span text:style-name="T2">(SecondaryTable[]</text:span><text:span text:style-name="T2">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/>
          </table:table-cell>
          <table:table-cell table:style-name="Tabelle1.A87" table:number-columns-spanned="3" office:value-type="string">
            <text:p text:style-name="P9"><text:span text:style-name="T5">@UniqueConstraint</text:span><text:span text:style-name="T2">(columnNames=String[], nam</text:span><text:span text:style-name="T3">e=””</text:span><text:span text:style-name="T2">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</text:p>
          </table:table-cell>
          <table:table-cell table:style-name="Tabelle1.A87" table:number-columns-spanned="3" office:value-type="string">
            <text:p text:style-name="P11"><text:span text:style-name="T21">@IdClass</text:span>(Class)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MF</text:p>
          </table:table-cell>
          <table:table-cell table:style-name="Tabelle1.A87" table:number-columns-spanned="3" office:value-type="string">
            <text:p text:style-name="P11"><text:span text:style-name="T21">@Access</text:span>(value=[FIELD,PROPERTY])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MF</text:p>
          </table:table-cell>
          <table:table-cell table:style-name="Tabelle1.A87" table:number-columns-spanned="3" office:value-type="string">
            <text:p text:style-name="P11"><text:span text:style-name="T21">@PrimaryKeyJoinColumn</text:span>(name=””, columnDefinition=””, <text:s/>referencedColumnName=””)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MF</text:p>
          </table:table-cell>
          <table:table-cell table:style-name="Tabelle1.A87" table:number-columns-spanned="3" office:value-type="string">
            <text:p text:style-name="P11"><text:span text:style-name="T21">@PrimaryKeyJoinColumns</text:span><text:span text:style-name="T22">(PrimaryKeyJoinColumn[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MF</text:p>
          </table:table-cell>
          <table:table-cell table:style-name="Tabelle1.A87" table:number-columns-spanned="3" office:value-type="string">
            <text:p text:style-name="P11"><text:span text:style-name="annotation"><text:span text:style-name="T5">@AttributeOverride</text:span></text:span><text:span text:style-name="T11">(name=String, column=Column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MF</text:p>
          </table:table-cell>
          <table:table-cell table:style-name="Tabelle1.A87" table:number-columns-spanned="3" office:value-type="string">
            <text:p text:style-name="P11"><text:span text:style-name="annotation">@AssociationOverride</text:span><text:span text:style-name="T1">(name=String, joinTable=</text:span><text:span text:style-name="T13">JoinTable</text:span><text:span text:style-name="T1">, JoinColumns=JoinColumn[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9"><text:span text:style-name="annotation"><text:span text:style-name="T5">@Column</text:span></text:span><text:span text:style-name="T2">(name=””, </text:span><text:span text:style-name="T2">table=””, </text:span><text:span text:style-name="T2">unique=</text:span><text:span text:style-name="T4">false</text:span><text:span text:style-name="T2">, nullable=</text:span><text:span text:style-name="T4">true</text:span><text:span text:style-name="T2">, insertable=</text:span><text:span text:style-name="T4">true</text:span><text:span text:style-name="T2">, updatable=</text:span><text:span text:style-name="T4">true</text:span><text:span text:style-name="T2">, <text:s/>columnDefinition=””,</text:span><text:span text:style-name="T2"> length=255, precision=0, scale=0</text:span><text:span text:style-name="T2">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9"><text:span text:style-name="annotation"><text:span text:style-name="T5">@JoinColumn</text:span></text:span><text:span text:style-name="T2">(name=””, table=””, referencedColumnName=””, unique=false, nullable=true, insertable=true, updatable=true, columnDefinition=””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9"><text:span text:style-name="annotation"><text:span text:style-name="T5">@JoinColumns</text:span></text:span><text:span text:style-name="T2">(JoinColumn[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11"><text:span text:style-name="T21">@JoinTable</text:span>(name=””, schema=””, catalog=””, joinColumns={}, inverseJoinColumns={}, uniqueConstraints=UniqueConstraint[])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6">@CollectionTable<text:span text:style-name="T22">(name=””, schema=””, catalog=””, joinColumns={}, uniqueConstraints={}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B110" table:number-columns-spanned="3" office:value-type="string">
            <text:p text:style-name="P6"><text:span text:style-name="T24">@ElementCollection</text:span><text:span text:style-name="T25">(targetClass=void.class,</text:span><text:span text:style-name="T22"> fetch=[</text:span><text:span text:style-name="T15">LAZY</text:span><text:span text:style-name="T22">,EAGER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11"><text:span text:style-name="annotation"><text:span text:style-name="T5">@Id</text:span>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6">@Basic<text:span text:style-name="T22">(fetch=[LAZY, </text:span><text:span text:style-name="T15">EAGER</text:span><text:span text:style-name="T22">], optional=true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6">@Enumerated<text:span text:style-name="T22">(EnumType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6">@Temporal<text:span text:style-name="T22">([DATE,</text:span><text:span text:style-name="T22"> </text:span><text:span text:style-name="T22">TIME,</text:span><text:span text:style-name="T22"> </text:span><text:span text:style-name="T22">TIMESTAMP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3"><text:span text:style-name="annotation">@Transient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5"><text:span text:style-name="annotation"><text:span text:style-name="T21">@Lob</text:span>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6">@Version</text:p>
          </table:table-cell>
          <table:covered-table-cell/>
          <table:covered-table-cell/>
        </table:table-row>
        <table:table-row table:style-name="Tabelle1.1">
          <table:table-cell table:style-name="Tabelle1.A86" table:number-columns-spanned="4" office:value-type="string">
            <text:p text:style-name="P8">Embedded values: javax.persistenc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</text:p>
          </table:table-cell>
          <table:table-cell table:style-name="Tabelle1.A87" table:number-columns-spanned="3" office:value-type="string">
            <text:p text:style-name="P9"><text:span text:style-name="annotation"><text:span text:style-name="T5">@Embeddabl</text:span></text:span><text:span text:style-name="annotation"><text:span text:style-name="T5">e</text:span>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9"><text:span text:style-name="annotation"><text:span text:style-name="T5">@Embedded</text:span></text:span><text:span text:style-name="annotation"><text:span text:style-name="T5">Id</text:span>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10">@Embedded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10">@MapsId<text:span text:style-name="T22">(value=””)</text:span></text:p>
          </table:table-cell>
          <table:covered-table-cell/>
          <table:covered-table-cell/>
        </table:table-row>
        <table:table-row table:style-name="Tabelle1.1">
          <table:table-cell table:style-name="Tabelle1.A86" table:number-columns-spanned="4" office:value-type="string">
            <text:p text:style-name="P8">Relations: javax.persistenc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9"><text:span text:style-name="annotation"><text:span text:style-name="T5">@OneToOne</text:span></text:span><text:span text:style-name="T2">(targetEntity=void.class, <text:s/>cascade={ALL,DETACH,MERGE,PERSIST,REFRESH, REMOVE}, fetch=[</text:span><text:span text:style-name="T4">LAZY</text:span><text:span text:style-name="T2">, </text:span><text:span text:style-name="T7">EAGER</text:span><text:span text:style-name="T2">], optional=true, mappedBy=””, orphanRemoval=false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9"><text:span text:style-name="annotation"><text:span text:style-name="T5">@OneToMany</text:span></text:span><text:span text:style-name="T2">(targetEntity=void.class , cascade={...}, fetch=[</text:span><text:span text:style-name="T4">...</text:span><text:span text:style-name="T2">], mappedBy=””</text:span><text:span text:style-name="T2">, orphanRemoval=false</text:span><text:span text:style-name="T2">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9"><text:span text:style-name="annotation"><text:span text:style-name="T5">@ManyToOne</text:span></text:span><text:span text:style-name="T2">(targetEntity=void.class, <text:s/>cascade={...}, fetch=[</text:span><text:span text:style-name="T4">...</text:span><text:span text:style-name="T2">], optional=true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9"><text:span text:style-name="annotation"><text:span text:style-name="T5">@ManyToMany</text:span></text:span><text:span text:style-name="T2">(targetEntity=void.class, <text:s/>cascade={...}, fetch=[...], mappedBy=””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17"><text:span text:style-name="T21">@OrderBy</text:span>(value=””)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17"><text:span text:style-name="T21">@OrderColumn</text:span>(name=””, columnDefinition=””, insertable=true, updateable=true, nullable=true)</text:p>
          </table:table-cell>
          <table:covered-table-cell/>
          <table:covered-table-cell/>
        </table:table-row>
        <table:table-row table:style-name="Tabelle1.1">
          <table:table-cell table:style-name="Tabelle1.A130" table:number-columns-spanned="4" office:value-type="string">
            <text:p text:style-name="P16">Queries: javax.persistenc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31" office:value-type="string">
            <text:p text:style-name="P3">T</text:p>
          </table:table-cell>
          <table:table-cell table:style-name="Tabelle1.B131" table:number-columns-spanned="3" office:value-type="string">
            <text:p text:style-name="P3"><text:span text:style-name="annotation"><text:span text:style-name="T5">@NamedQuery</text:span></text:span><text:span text:style-name="annotation"><text:span text:style-name="T2">(name=String, query=String)</text:span></text:span></text:p>
          </table:table-cell>
          <table:covered-table-cell/>
          <table:covered-table-cell/>
        </table:table-row>
        <table:table-row table:style-name="Tabelle1.1">
          <table:table-cell table:style-name="Tabelle1.A131" office:value-type="string">
            <text:p text:style-name="P3">T</text:p>
          </table:table-cell>
          <table:table-cell table:style-name="Tabelle1.B131" table:number-columns-spanned="3" office:value-type="string">
            <text:p text:style-name="P3"><text:span text:style-name="annotation"><text:span text:style-name="T5">@NamedQueries</text:span></text:span><text:span text:style-name="annotation"><text:span text:style-name="T2">(NamedQuery[])</text:span></text:span></text:p>
          </table:table-cell>
          <table:covered-table-cell/>
          <table:covered-table-cell/>
        </table:table-row>
        <table:table-row table:style-name="Tabelle1.1">
          <table:table-cell table:style-name="Tabelle1.A131" office:value-type="string">
            <text:p text:style-name="P3">T</text:p>
          </table:table-cell>
          <table:table-cell table:style-name="Tabelle1.B131" table:number-columns-spanned="3" office:value-type="string">
            <text:p text:style-name="P3"><text:span text:style-name="annotation"><text:span text:style-name="T5">@NamedNativeQuery</text:span></text:span><text:span text:style-name="annotation"><text:span text:style-name="T2">(name=String, query=String, resultClass=</text:span></text:span><text:span text:style-name="annotation"><text:span text:style-name="T4">void.class</text:span></text:span><text:span text:style-name="annotation"><text:span text:style-name="T2">)</text:span></text:span></text:p>
          </table:table-cell>
          <table:covered-table-cell/>
          <table:covered-table-cell/>
        </table:table-row>
        <table:table-row table:style-name="Tabelle1.1">
          <table:table-cell table:style-name="Tabelle1.A131" office:value-type="string">
            <text:p text:style-name="P3">T</text:p>
          </table:table-cell>
          <table:table-cell table:style-name="Tabelle1.B131" table:number-columns-spanned="3" office:value-type="string">
            <text:p text:style-name="P17"><text:span text:style-name="annotation"><text:span text:style-name="T5">@NamedNativeQueries</text:span></text:span><text:span text:style-name="annotation"><text:span text:style-name="T2">(NamedQuery[])</text:span></text:span></text:p>
          </table:table-cell>
          <table:covered-table-cell/>
          <table:covered-table-cell/>
        </table:table-row>
        <table:table-row table:style-name="Tabelle1.1">
          <table:table-cell table:style-name="Tabelle1.A131" office:value-type="string">
            <text:p text:style-name="P3"/>
          </table:table-cell>
          <table:table-cell table:style-name="Tabelle1.B131" table:number-columns-spanned="3" office:value-type="string">
            <text:p text:style-name="P17"><text:span text:style-name="T21">@QueryHint</text:span>(name=””, value=””)</text:p>
          </table:table-cell>
          <table:covered-table-cell/>
          <table:covered-table-cell/>
        </table:table-row>
        <table:table-row table:style-name="Tabelle1.1">
          <table:table-cell table:style-name="Tabelle1.A136" table:number-columns-spanned="4" office:value-type="string">
            <text:p text:style-name="P18">ResultSet mapping: javax.persistenc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31" office:value-type="string">
            <text:p text:style-name="P3">T</text:p>
          </table:table-cell>
          <table:table-cell table:style-name="Tabelle1.B131" table:number-columns-spanned="3" office:value-type="string">
            <text:p text:style-name="P3"><text:span text:style-name="annotation"><text:span text:style-name="T5">@SqlResultSetMapping</text:span></text:span><text:span text:style-name="annotation"><text:span text:style-name="T2">(name=String, entities=EntityResult[], columns=ColumnResult[])</text:span></text:span></text:p>
          </table:table-cell>
          <table:covered-table-cell/>
          <table:covered-table-cell/>
        </table:table-row>
        <table:table-row table:style-name="Tabelle1.1">
          <table:table-cell table:style-name="Tabelle1.A131" office:value-type="string">
            <text:p text:style-name="P3">T</text:p>
          </table:table-cell>
          <table:table-cell table:style-name="Tabelle1.B131" table:number-columns-spanned="3" office:value-type="string">
            <text:p text:style-name="P17"><text:span text:style-name="T21">@SqlResultSetMappings</text:span>(SqlResultSetMapping[])</text:p>
          </table:table-cell>
          <table:covered-table-cell/>
          <table:covered-table-cell/>
        </table:table-row>
        <table:table-row table:style-name="Tabelle1.1">
          <table:table-cell table:style-name="Tabelle1.A131" office:value-type="string">
            <text:p text:style-name="P3"/>
          </table:table-cell>
          <table:table-cell table:style-name="Tabelle1.B131" table:number-columns-spanned="3" office:value-type="string">
            <text:p text:style-name="P3"><text:span text:style-name="annotation"><text:span text:style-name="T5">@EntityResult</text:span></text:span><text:span text:style-name="annotation"><text:span text:style-name="T2">(entityResult=Class, <text:s/>disriminatorColumn=””, fields=FieldResult[])</text:span></text:span></text:p>
          </table:table-cell>
          <table:covered-table-cell/>
          <table:covered-table-cell/>
        </table:table-row>
        <table:table-row table:style-name="Tabelle1.1">
          <table:table-cell table:style-name="Tabelle1.A131" office:value-type="string">
            <text:p text:style-name="P3"/>
          </table:table-cell>
          <table:table-cell table:style-name="Tabelle1.B131" table:number-columns-spanned="3" office:value-type="string">
            <text:p text:style-name="P3"><text:span text:style-name="annotation"><text:span text:style-name="T5">@FieldResult</text:span></text:span><text:span text:style-name="annotation"><text:span text:style-name="T2">(name=””, column=””)</text:span></text:span></text:p>
          </table:table-cell>
          <table:covered-table-cell/>
          <table:covered-table-cell/>
        </table:table-row>
        <table:table-row table:style-name="Tabelle1.1">
          <table:table-cell table:style-name="Tabelle1.A141" office:value-type="string">
            <text:p text:style-name="P3"/>
          </table:table-cell>
          <table:table-cell table:style-name="Tabelle1.B141" table:number-columns-spanned="3" office:value-type="string">
            <text:p text:style-name="P9"><text:span text:style-name="annotation"><text:span text:style-name="T5">@ColumnResult</text:span></text:span><text:span text:style-name="T2">(name=””)</text:span></text:p>
          </table:table-cell>
          <table:covered-table-cell/>
          <table:covered-table-cell/>
        </table:table-row>
        <table:table-row table:style-name="Tabelle1.1">
          <table:table-cell table:style-name="Tabelle1.A86" table:number-columns-spanned="4" office:value-type="string">
            <text:p text:style-name="P8">Inheritance: javax.persistenc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</text:p>
          </table:table-cell>
          <table:table-cell table:style-name="Tabelle1.A87" table:number-columns-spanned="3" office:value-type="string">
            <text:p text:style-name="P9"><text:bookmark-start text:name="DDE_LINK1"/><text:span text:style-name="annotation"><text:span text:style-name="T5">@Inheritance</text:span></text:span><text:bookmark-end text:name="DDE_LINK1"/><text:span text:style-name="T2">(strategy=[</text:span><text:span text:style-name="T7">SINGLE_TABLE</text:span><text:span text:style-name="T2">, TABLE_PER_CLASS, JOINED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</text:p>
          </table:table-cell>
          <table:table-cell table:style-name="Tabelle1.A87" table:number-columns-spanned="3" office:value-type="string">
            <text:p text:style-name="P9"><text:span text:style-name="annotation"><text:span text:style-name="T5">@DiscriminatorColumn</text:span></text:span><text:span text:style-name="annotation"><text:span text:style-name="T2">(name=”DTYPE”,</text:span></text:span><text:span text:style-name="annotation"><text:span text:style-name="T2"> </text:span></text:span><text:span text:style-name="annotation"><text:span text:style-name="T2">discriminatorType=[</text:span></text:span><text:span text:style-name="annotation"><text:span text:style-name="T7">STRING</text:span></text:span><text:span text:style-name="annotation"><text:span text:style-name="T2">,CHAR,INTEGER],</text:span></text:span><text:span text:style-name="annotation"><text:span text:style-name="T2"> </text:span></text:span><text:span text:style-name="annotation"><text:span text:style-name="T2">columnDefinition=””, length=31)</text:span>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</text:p>
          </table:table-cell>
          <table:table-cell table:style-name="Tabelle1.A87" table:number-columns-spanned="3" office:value-type="string">
            <text:p text:style-name="P9"><text:bookmark-start text:name="DDE_LINK2"/><text:span text:style-name="annotation"><text:span text:style-name="T5">@</text:span></text:span><text:span text:style-name="annotation"><text:span text:style-name="T5">DiscriminatorValue</text:span></text:span><text:span text:style-name="annotation"><text:span text:style-name="T2">(</text:span></text:span><text:span text:style-name="annotation"><text:span text:style-name="T2">value</text:span></text:span><text:span text:style-name="annotation"><text:span text:style-name="T2">=””</text:span></text:span><text:span text:style-name="annotation"><text:span text:style-name="T2">)</text:span></text:span><text:bookmark-end text:name="DDE_LINK2"/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</text:p>
          </table:table-cell>
          <table:table-cell table:style-name="Tabelle1.A87" table:number-columns-spanned="3" office:value-type="string">
            <text:p text:style-name="P9"><text:span text:style-name="annotation"><text:span text:style-name="T5">@MappedSuperclass</text:span></text:span></text:p>
          </table:table-cell>
          <table:covered-table-cell/>
          <table:covered-table-cell/>
        </table:table-row>
        <table:table-row table:style-name="Tabelle1.1">
          <table:table-cell table:style-name="Tabelle1.A86" table:number-columns-spanned="4" office:value-type="string">
            <text:p text:style-name="P8">Generators: javax.persistenc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MF</text:p>
          </table:table-cell>
          <table:table-cell table:style-name="Tabelle1.A87" table:number-columns-spanned="3" office:value-type="string">
            <text:p text:style-name="P9"><text:span text:style-name="annotation"><text:span text:style-name="T5">@Generated</text:span></text:span><text:span text:style-name="annotation">Value</text:span><text:span text:style-name="T2">(</text:span><text:span text:style-name="T2">generator</text:span><text:span text:style-name="T2">=””, strategy=[</text:span><text:span text:style-name="T7">AUTO</text:span><text:span text:style-name="T2">,IDENTITY,SEQUENCE,TABLE]</text:span><text:span text:style-name="T2">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MF</text:p>
          </table:table-cell>
          <table:table-cell table:style-name="Tabelle1.A87" table:number-columns-spanned="3" office:value-type="string">
            <text:p text:style-name="P9"><text:span text:style-name="annotation"><text:span text:style-name="T5">@SequenceGenerator</text:span></text:span><text:span text:style-name="T2">(</text:span><text:span text:style-name="T2">name</text:span><text:span text:style-name="T2">=””</text:span><text:span text:style-name="T2">,</text:span><text:span text:style-name="T2"> </text:span><text:span text:style-name="T2">schema=””, catalog=””, sequenceName=””, </text:span><text:span text:style-name="T2">initialValue=0, allocationSize=50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3">TMF</text:p>
          </table:table-cell>
          <table:table-cell table:style-name="Tabelle1.A87" table:number-columns-spanned="3" office:value-type="string">
            <text:p text:style-name="P9"><text:span text:style-name="annotation"><text:span text:style-name="T5">@TableGenerator</text:span></text:span><text:span text:style-name="T2">(name=””, <text:s/>table=””, schema=””, catalog=””, pkColumnName=””, <text:s/>valueColumnName=””, pkColumnValue=””, initialValue=</text:span><text:span text:style-name="T4">0</text:span><text:span text:style-name="T2"> allocationSize=</text:span><text:span text:style-name="T4">50</text:span><text:span text:style-name="T7">, </text:span><text:span text:style-name="T8"><text:s/></text:span><text:span text:style-name="T4">uniqueConstraints={})</text:span></text:p>
          </table:table-cell>
          <table:covered-table-cell/>
          <table:covered-table-cell/>
        </table:table-row>
        <table:table-row table:style-name="Tabelle1.1">
          <table:table-cell table:style-name="Tabelle1.A86" table:number-columns-spanned="4" office:value-type="string">
            <text:p text:style-name="P13">MapKey: javax.persistenc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F</text:p>
          </table:table-cell>
          <table:table-cell table:style-name="Tabelle1.A87" table:number-columns-spanned="3" office:value-type="string">
            <text:p text:style-name="P11"><text:span text:style-name="T21">@MapKey</text:span>(value=””)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F</text:p>
          </table:table-cell>
          <table:table-cell table:style-name="Tabelle1.A87" table:number-columns-spanned="3" office:value-type="string">
            <text:p text:style-name="P11"><text:span text:style-name="T21">@MapKeyClass</text:span>(value=Class)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F</text:p>
          </table:table-cell>
          <table:table-cell table:style-name="Tabelle1.A87" table:number-columns-spanned="3" office:value-type="string">
            <text:p text:style-name="P11"><text:span text:style-name="T21">@MapKeyColumn</text:span>(<text:span text:style-name="T11">name=””, table=””, unique=</text:span><text:span text:style-name="T13">false</text:span><text:span text:style-name="T11">, nullable=</text:span><text:span text:style-name="T13">true</text:span><text:span text:style-name="T11">, insertable=</text:span><text:span text:style-name="T13">true</text:span><text:span text:style-name="T11">, updatable=</text:span><text:span text:style-name="T13">true</text:span><text:span text:style-name="T11">, <text:s/>columnDefinition=””, length=255, precision=0, scale=0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F</text:p>
          </table:table-cell>
          <table:table-cell table:style-name="Tabelle1.A87" table:number-columns-spanned="3" office:value-type="string">
            <text:p text:style-name="P11"><text:span text:style-name="T21">@MapKeyEnumerated</text:span>(value=[<text:span text:style-name="T14">ORDINAL</text:span>,STRING])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F</text:p>
          </table:table-cell>
          <table:table-cell table:style-name="Tabelle1.A87" table:number-columns-spanned="3" office:value-type="string">
            <text:p text:style-name="P11"><text:span text:style-name="T21">@MapKeyJoinColumn</text:span>(<text:span text:style-name="T11">name=””, table=””, referencedColumnName=””, unique=false, nullable=true, insertable=true, updatable=true, columnDefinition=””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F</text:p>
          </table:table-cell>
          <table:table-cell table:style-name="Tabelle1.A87" table:number-columns-spanned="3" office:value-type="string">
            <text:p text:style-name="P11"><text:span text:style-name="T21">@MapKeyJoinColumns</text:span>(MapKeyJoinColumn[])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F</text:p>
          </table:table-cell>
          <table:table-cell table:style-name="Tabelle1.A87" table:number-columns-spanned="3" office:value-type="string">
            <text:p text:style-name="P11"><text:span text:style-name="T21">@MapKeyTemporal</text:span>(<text:span text:style-name="T11">[DATE,TIME,TIMESTAMP])</text:span></text:p>
          </table:table-cell>
          <table:covered-table-cell/>
          <table:covered-table-cell/>
        </table:table-row>
        <table:table-row table:style-name="Tabelle1.1">
          <table:table-cell table:style-name="Tabelle1.A86" table:number-columns-spanned="4" office:value-type="string">
            <text:p text:style-name="P8">JPA Callbacks: javax.persistenc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</text:p>
          </table:table-cell>
          <table:table-cell table:style-name="Tabelle1.A87" table:number-columns-spanned="3" office:value-type="string">
            <text:p text:style-name="P10">@PostLoad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</text:p>
          </table:table-cell>
          <table:table-cell table:style-name="Tabelle1.A87" table:number-columns-spanned="3" office:value-type="string">
            <text:p text:style-name="P3"><text:span text:style-name="annotation">@PrePersist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</text:p>
          </table:table-cell>
          <table:table-cell table:style-name="Tabelle1.A87" table:number-columns-spanned="3" office:value-type="string">
            <text:p text:style-name="P3"><text:span text:style-name="annotation">@PostPersist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</text:p>
          </table:table-cell>
          <table:table-cell table:style-name="Tabelle1.A87" table:number-columns-spanned="3" office:value-type="string">
            <text:p text:style-name="P3"><text:span text:style-name="annotation">@PreRemove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</text:p>
          </table:table-cell>
          <table:table-cell table:style-name="Tabelle1.A87" table:number-columns-spanned="3" office:value-type="string">
            <text:p text:style-name="P3"><text:span text:style-name="annotation">@PostRemove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</text:p>
          </table:table-cell>
          <table:table-cell table:style-name="Tabelle1.A87" table:number-columns-spanned="3" office:value-type="string">
            <text:p text:style-name="P3"><text:span text:style-name="annotation">@PreUpdate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M</text:p>
          </table:table-cell>
          <table:table-cell table:style-name="Tabelle1.A87" table:number-columns-spanned="3" office:value-type="string">
            <text:p text:style-name="P6">@PostUpdate</text:p>
          </table:table-cell>
          <table:covered-table-cell/>
          <table:covered-table-cell/>
        </table:table-row>
        <table:table-row table:style-name="Tabelle1.1">
          <table:table-cell table:style-name="Tabelle1.A86" table:number-columns-spanned="4" office:value-type="string">
            <text:p text:style-name="P13">Listeners: javax.persistenc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T</text:p>
          </table:table-cell>
          <table:table-cell table:style-name="Tabelle1.A87" table:number-columns-spanned="3" office:value-type="string">
            <text:p text:style-name="P10"><text:span text:style-name="annotation"><text:span text:style-name="T5">@EntityListeners</text:span></text:span><text:span text:style-name="T11">(Class[])</text:span>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T</text:p>
          </table:table-cell>
          <table:table-cell table:style-name="Tabelle1.A87" table:number-columns-spanned="3" office:value-type="string">
            <text:p text:style-name="P10">@ExcludeDefaultListeners</text:p>
          </table:table-cell>
          <table:covered-table-cell/>
          <table:covered-table-cell/>
        </table:table-row>
        <table:table-row table:style-name="Tabelle1.1">
          <table:table-cell table:style-name="Tabelle1.A87" office:value-type="string">
            <text:p text:style-name="P12">T</text:p>
          </table:table-cell>
          <table:table-cell table:style-name="Tabelle1.A87" table:number-columns-spanned="3" office:value-type="string">
            <text:p text:style-name="P10">@ExcludeSuperclassListeners</text:p>
          </table:table-cell>
          <table:covered-table-cell/>
          <table:covered-table-cell/>
        </table:table-row>
        <table:table-row table:style-name="Tabelle1.1">
          <table:table-cell table:style-name="Tabelle1.A171" table:number-columns-spanned="4" office:value-type="string">
            <text:p text:style-name="P13">See also: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12">JSF</text:p>
          </table:table-cell>
          <table:table-cell table:style-name="Tabelle1.A20" table:number-columns-spanned="3" office:value-type="string">
            <text:p text:style-name="P12"><text:a xlink:type="simple" xlink:href="http://horstmann.com/corejsf/refcard.html">http://horstmann.com/corejsf/refcard.html</text:a></text:p>
          </table:table-cell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12">JPA</text:p>
          </table:table-cell>
          <table:table-cell table:style-name="Tabelle1.A20" table:number-columns-spanned="3" office:value-type="string">
            <text:p text:style-name="P12"><text:a xlink:type="simple" xlink:href="http://www.oracle.com/technetwork/middleware/ias/toplink-jpa-annotations-096251.html">http://www.oracle.com/technetwork/middleware/ias/toplink-jpa-annotations-096251.html</text:a></text:p>
          </table:table-cell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12">CDI</text:p>
          </table:table-cell>
          <table:table-cell table:style-name="Tabelle1.A20" table:number-columns-spanned="3" office:value-type="string">
            <text:p text:style-name="P12"><text:a xlink:type="simple" xlink:href="http://www.theserverside.com/news/1373391/Dependency-Injection-in-Java-EE-6-Part-1">http://www.theserverside.com/news/1373391/Dependency-Injection-in-Java-EE-6-Part-1</text:a></text:p>
          </table:table-cell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, Lucidasans"/>
    <style:font-face style:name="Tahoma3" svg:font-family="Tahoma, Lucidasans, 'Lucida Sans', 'Arial Unicode MS'"/>
    <style:font-face style:name="Arial" svg:font-family="Arial" style:font-pitch="variable"/>
    <style:font-face style:name="Bitstream Vera Sans" svg:font-family="'Bitstream Vera Sans'" style:font-pitch="variable"/>
    <style:font-face style:name="Tahoma2" svg:font-family="Tahoma, Lucidasans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cm" fo:margin-right="0cm" fo:text-align="start" style:justify-single-word="false" fo:orphans="0" fo:widows="0" fo:hyphenation-ladder-count="no-limit" fo:text-indent="-0.4cm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Arial1" style:font-size-asian="12pt" style:language-asian="zxx" style:country-asian="none" style:font-name-complex="Tahoma2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WW-Beschriftung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Verzeichnis" style:family="paragraph" style:parent-style-name="Standard">
      <style:paragraph-properties text:number-lines="false" text:line-number="0"/>
      <style:text-properties style:font-name-complex="Tahoma1"/>
    </style:style>
    <style:style style:name="Section" style:family="paragraph" style:parent-style-name="Standard">
      <style:paragraph-properties fo:margin-left="0.4cm" fo:margin-right="0cm" fo:margin-top="0.071cm" fo:margin-bottom="0cm" fo:text-align="center" style:justify-single-word="false" fo:text-indent="-0.4cm" style:auto-text-indent="false" fo:background-color="transparent" fo:padding-left="0cm" fo:padding-right="0cm" fo:padding-top="0.247cm" fo:padding-bottom="0.035cm" fo:border-left="none" fo:border-right="none" fo:border-top="0.002cm solid #ffffff" fo:border-bottom="0.002cm solid #000000">
        <style:tab-stops/>
        <style:background-image/>
      </style:paragraph-properties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WW-Text" style:family="paragraph" style:parent-style-name="WW-Beschriftung">
      <style:text-properties style:font-name="Bitstream Vera Sans" fo:font-size="8pt" fo:font-style="normal" style:font-size-asian="8pt" style:font-style-asian="normal" style:font-size-complex="8pt" style:font-style-complex="normal"/>
    </style:style>
    <style:style style:name="WW-Tabellen_20_Inhalt" style:display-name="WW-Tabellen Inhalt" style:family="paragraph" style:parent-style-name="Text_20_body">
      <style:paragraph-properties text:number-lines="false" text:line-number="0"/>
    </style:style>
    <style:style style:name="WW-Tabellen_20_Überschrift" style:display-name="WW-Tabellen Überschrift" style:family="paragraph" style:parent-style-name="WW-Tabellen_20_Inhalt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Footnote_20_Symbol" style:display-name="Footnote Symbol" style:family="text"/>
    <style:style style:name="Internet_20_link" style:display-name="Internet link" style:family="text">
      <style:text-properties style:use-window-font-color="tru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annotation" style:family="text">
      <style:text-properties style:font-name="Bitstream Vera Sans" fo:font-size="8pt" fo:language="en" fo:country="GB" fo:font-style="normal" fo:font-weight="bold" style:font-size-asian="8pt" style:font-weight-asian="bold" style:font-size-complex="8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0.6cm" fo:margin-bottom="0.6cm" fo:margin-left="0.64cm" fo:margin-right="0.64cm" style:writing-mode="lr-tb" style:layout-grid-color="#c0c0c0" style:layout-grid-lines="31" style:layout-grid-base-height="0.494cm" style:layout-grid-ruby-height="0.141cm" style:layout-grid-mode="none" style:layout-grid-ruby-below="false" style:layout-grid-print="false" style:layout-grid-display="false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1-03-03T16:37:55</meta:creation-date>
    <dc:date>2011-04-13T09:20:37</dc: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336" meta:word-count="873" meta:character-count="7919"/>
  </office:meta>
</office:document-meta>
</file>